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355" officeooo:paragraph-rsid="0017e355"/>
    </style:style>
    <style:style style:name="P2" style:family="paragraph" style:parent-style-name="Standard">
      <style:paragraph-properties fo:text-align="center" style:justify-single-word="false"/>
      <style:text-properties fo:font-size="18pt" officeooo:rsid="0017e355" officeooo:paragraph-rsid="0017e355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7e355" officeooo:paragraph-rsid="0017e355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2pt" officeooo:rsid="0017e9e6" officeooo:paragraph-rsid="0017e9e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7e9e6" officeooo:paragraph-rsid="0017e9e6" style:font-size-asian="10.5pt" style:font-size-complex="12pt"/>
    </style:style>
    <style:style style:name="P6" style:family="paragraph" style:parent-style-name="Text_20_body">
      <style:text-properties officeooo:paragraph-rsid="00188a6f"/>
    </style:style>
    <style:style style:name="P7" style:family="paragraph" style:parent-style-name="Text_20_body">
      <style:paragraph-properties fo:text-align="justify" style:justify-single-word="false"/>
      <style:text-properties officeooo:rsid="002052b3" officeooo:paragraph-rsid="002052b3"/>
    </style:style>
    <style:style style:name="P8" style:family="paragraph" style:parent-style-name="Text_20_body">
      <style:paragraph-properties fo:text-align="justify" style:justify-single-word="false"/>
      <style:text-properties officeooo:rsid="00208556" officeooo:paragraph-rsid="00208556"/>
    </style:style>
    <style:style style:name="P9" style:family="paragraph" style:parent-style-name="Text_20_body">
      <style:text-properties officeooo:rsid="00217346" officeooo:paragraph-rsid="00217346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188a6f" officeooo:paragraph-rsid="00188a6f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normal" officeooo:rsid="001a1268" officeooo:paragraph-rsid="001a1268" style:font-weight-asian="normal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weight="normal" officeooo:rsid="001c64b7" officeooo:paragraph-rsid="001c64b7" style:font-weight-asian="normal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a1268" officeooo:paragraph-rsid="001a1268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c64b7" officeooo:paragraph-rsid="001c64b7" style:font-style-asian="normal" style:font-weight-asian="normal" style:font-style-complex="normal" style:font-weight-complex="normal"/>
    </style:style>
    <style:style style:name="P17" style:family="paragraph" style:parent-style-name="Text_20_body" style:list-style-name="L4">
      <style:text-properties fo:font-style="normal" fo:font-weight="normal" officeooo:rsid="00217346" officeooo:paragraph-rsid="00217346" style:font-style-asian="normal" style:font-weight-asian="normal" style:font-style-complex="normal" style:font-weight-complex="normal"/>
    </style:style>
    <style:style style:name="P18" style:family="paragraph" style:parent-style-name="Text_20_body" style:list-style-name="L4">
      <style:text-properties fo:font-style="normal" fo:font-weight="normal" officeooo:rsid="00268d0e" officeooo:paragraph-rsid="00268d0e" style:font-style-asian="normal" style:font-weight-asian="normal" style:font-style-complex="normal" style:font-weight-complex="normal"/>
    </style:style>
    <style:style style:name="P19" style:family="paragraph" style:parent-style-name="Text_20_body" style:list-style-name="L4">
      <style:text-properties fo:font-style="normal" fo:font-weight="normal" officeooo:rsid="00284cfd" officeooo:paragraph-rsid="00284cfd" style:font-style-asian="normal" style:font-weight-asian="normal" style:font-style-complex="normal" style:font-weight-complex="normal"/>
    </style:style>
    <style:style style:name="P20" style:family="paragraph" style:parent-style-name="Text_20_body" style:list-style-name="L2">
      <style:paragraph-properties fo:text-align="justify" style:justify-single-word="false"/>
      <style:text-properties fo:font-style="normal" officeooo:rsid="001e0458" officeooo:paragraph-rsid="001e0458" style:font-style-asian="normal" style:font-style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fo:font-style="normal" officeooo:rsid="001e9507" officeooo:paragraph-rsid="001e9507" style:font-style-asian="normal" style:font-style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style="normal" officeooo:rsid="002c62c3" officeooo:paragraph-rsid="002c62c3" style:font-style-asian="normal" style:font-style-complex="normal"/>
    </style:style>
    <style:style style:name="P23" style:family="paragraph" style:parent-style-name="Text_20_body" style:list-style-name="L3">
      <style:paragraph-properties fo:text-align="justify" style:justify-single-word="false"/>
      <style:text-properties fo:font-style="normal" officeooo:rsid="00208556" officeooo:paragraph-rsid="00208556" style:font-style-asian="normal" style:font-style-complex="normal"/>
    </style:style>
    <style:style style:name="P24" style:family="paragraph" style:parent-style-name="Text_20_body" style:list-style-name="L4">
      <style:text-properties fo:font-style="normal" officeooo:rsid="0022a4bb" officeooo:paragraph-rsid="0022a4bb" style:font-style-asian="normal" style:font-style-complex="normal"/>
    </style:style>
    <style:style style:name="P25" style:family="paragraph" style:parent-style-name="Text_20_body" style:list-style-name="L4">
      <style:text-properties fo:font-style="normal" officeooo:rsid="00268d0e" officeooo:paragraph-rsid="00268d0e" style:font-style-asian="normal" style:font-style-complex="normal"/>
    </style:style>
    <style:style style:name="P26" style:family="paragraph" style:parent-style-name="Text_20_body" style:list-style-name="L4">
      <style:text-properties fo:font-style="normal" officeooo:rsid="00284cfd" officeooo:paragraph-rsid="00284cfd" style:font-style-asian="normal" style:font-style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tyle="italic" fo:font-weight="normal" officeooo:rsid="001c64b7" officeooo:paragraph-rsid="001c64b7" style:font-style-asian="italic" style:font-weight-asian="normal" style:font-style-complex="italic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font-style="italic" officeooo:rsid="001e0458" officeooo:paragraph-rsid="001e0458" style:font-style-asian="italic" style:font-style-complex="italic"/>
    </style:style>
    <style:style style:name="P29" style:family="paragraph" style:parent-style-name="Text_20_body" style:list-style-name="L2">
      <style:paragraph-properties fo:text-align="justify" style:justify-single-word="false"/>
      <style:text-properties fo:font-style="italic" officeooo:rsid="001e9507" officeooo:paragraph-rsid="001e9507" style:font-style-asian="italic" style:font-style-complex="italic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style="italic" officeooo:rsid="002c62c3" officeooo:paragraph-rsid="002c62c3" style:font-style-asian="italic" style:font-style-complex="italic"/>
    </style:style>
    <style:style style:name="P31" style:family="paragraph" style:parent-style-name="Text_20_body" style:list-style-name="L4">
      <style:text-properties fo:font-style="italic" officeooo:rsid="00268d0e" officeooo:paragraph-rsid="00268d0e" style:font-style-asian="italic" style:font-style-complex="italic"/>
    </style:style>
    <style:style style:name="P32" style:family="paragraph" style:parent-style-name="Text_20_body" style:list-style-name="L4">
      <style:text-properties fo:font-style="italic" officeooo:rsid="00284cfd" officeooo:paragraph-rsid="00284cfd" style:font-style-asian="italic" style:font-style-complex="italic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1e0458" officeooo:paragraph-rsid="001e0458"/>
    </style:style>
    <style:style style:name="P34" style:family="paragraph" style:parent-style-name="Text_20_body">
      <style:paragraph-properties fo:text-align="justify" style:justify-single-word="false"/>
      <style:text-properties officeooo:rsid="001e0458" officeooo:paragraph-rsid="001e0458"/>
    </style:style>
    <style:style style:name="P35" style:family="paragraph" style:parent-style-name="Text_20_body" style:list-style-name="L3">
      <style:paragraph-properties fo:text-align="justify" style:justify-single-word="false"/>
      <style:text-properties officeooo:rsid="00208556" officeooo:paragraph-rsid="00208556"/>
    </style:style>
    <style:style style:name="P36" style:family="paragraph" style:parent-style-name="Text_20_body" style:list-style-name="L4">
      <style:text-properties officeooo:rsid="00217346" officeooo:paragraph-rsid="00217346"/>
    </style:style>
    <style:style style:name="P37" style:family="paragraph" style:parent-style-name="Text_20_body" style:list-style-name="L4">
      <style:text-properties officeooo:rsid="0022a4bb" officeooo:paragraph-rsid="0022a4bb"/>
    </style:style>
    <style:style style:name="P38" style:family="paragraph" style:parent-style-name="Text_20_body" style:list-style-name="L5">
      <style:paragraph-properties fo:text-align="justify" style:justify-single-word="false"/>
      <style:text-properties officeooo:rsid="00326355" officeooo:paragraph-rsid="00326355"/>
    </style:style>
    <style:style style:name="P39" style:family="paragraph" style:parent-style-name="Heading_20_1" style:list-style-name="">
      <style:text-properties officeooo:rsid="00188a6f" officeooo:paragraph-rsid="00188a6f"/>
    </style:style>
    <style:style style:name="P40" style:family="paragraph" style:parent-style-name="Heading_20_1">
      <style:text-properties officeooo:rsid="00188a6f" officeooo:paragraph-rsid="00188a6f"/>
    </style:style>
    <style:style style:name="P41" style:family="paragraph" style:parent-style-name="Heading_20_1">
      <style:paragraph-properties fo:text-align="justify" style:justify-single-word="false" fo:break-before="page"/>
      <style:text-properties officeooo:rsid="00188a6f" officeooo:paragraph-rsid="00188a6f"/>
    </style:style>
    <style:style style:name="P42" style:family="paragraph" style:parent-style-name="Heading_20_1">
      <style:paragraph-properties fo:break-before="page"/>
      <style:text-properties officeooo:rsid="00188a6f" officeooo:paragraph-rsid="00188a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5b76" style:font-weight-asian="normal" style:font-weight-complex="normal"/>
    </style:style>
    <style:style style:name="T3" style:family="text">
      <style:text-properties fo:font-weight="normal" officeooo:rsid="00217346" style:font-weight-asian="normal" style:font-weight-complex="normal"/>
    </style:style>
    <style:style style:name="T4" style:family="text">
      <style:text-properties fo:font-weight="normal" officeooo:rsid="00284cfd" style:font-weight-asian="normal" style:font-weight-complex="normal"/>
    </style:style>
    <style:style style:name="T5" style:family="text">
      <style:text-properties fo:font-weight="normal" officeooo:rsid="00268d0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1734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35b76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df5c" style:font-style-asian="normal" style:font-style-complex="normal"/>
    </style:style>
    <style:style style:name="T12" style:family="text">
      <style:text-properties fo:font-style="normal" officeooo:rsid="002052b3" style:font-style-asian="normal" style:font-style-complex="normal"/>
    </style:style>
    <style:style style:name="T13" style:family="text">
      <style:text-properties fo:font-style="normal" officeooo:rsid="00217346" style:font-style-asian="normal" style:font-style-complex="normal"/>
    </style:style>
    <style:style style:name="T14" style:family="text">
      <style:text-properties fo:font-style="normal" officeooo:rsid="0033062d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2a4b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734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84cfd" style:font-style-asian="normal" style:font-weight-asian="normal" style:font-style-complex="normal" style:font-weight-complex="normal"/>
    </style:style>
    <style:style style:name="T20" style:family="text">
      <style:text-properties officeooo:rsid="001bdf5c"/>
    </style:style>
    <style:style style:name="T21" style:family="text">
      <style:text-properties officeooo:rsid="00208556"/>
    </style:style>
    <style:style style:name="T22" style:family="text">
      <style:text-properties officeooo:rsid="002ffa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2">Technical</text:span> 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ersion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1"><text:a xlink:type="simple" xlink:href="#__RefHeading___Toc106_1483956801" text:style-name="Index_20_Link" text:visited-style-name="Index_20_Link">Dockerfile<text:tab/>3</text:a></text:p>
          <text:p text:style-name="P11"><text:a xlink:type="simple" xlink:href="#__RefHeading___Toc108_1483956801" text:style-name="Index_20_Link" text:visited-style-name="Index_20_Link">Launcher<text:tab/>4</text:a></text:p>
          <text:p text:style-name="P11"><text:a xlink:type="simple" xlink:href="#__RefHeading___Toc110_1483956801" text:style-name="Index_20_Link" text:visited-style-name="Index_20_Link">Entrypoint<text:tab/>4</text:a></text:p>
          <text:p text:style-name="P11"><text:a xlink:type="simple" xlink:href="#__RefHeading___Toc112_1483956801" text:style-name="Index_20_Link" text:visited-style-name="Index_20_Link">Service turtle_line_cleaner<text:tab/>5</text:a></text:p>
          <text:p text:style-name="P11"><text:a xlink:type="simple" xlink:href="#__RefHeading___Toc114_1483956801" text:style-name="Index_20_Link" text:visited-style-name="Index_20_Link">Python application<text:tab/>5</text:a></text:p>
        </text:index-body>
      </text:table-of-content>
      <text:p text:style-name="P5"/>
      <text:h text:style-name="P41" text:outline-level="1"><text:bookmark-start text:name="__RefHeading___Toc106_1483956801"/>Dockerfile<text:bookmark-end text:name="__RefHeading___Toc106_1483956801"/></text:h>
      <text:list xml:id="list1415013957" text:style-name="L1">
        <text:list-item>
          <text:p text:style-name="P12">Base <text:span text:style-name="T1">image: ros:melodic</text:span></text:p>
        </text:list-item>
        <text:list-item>
          <text:p text:style-name="P13">Instalations: </text:p>
          <text:list>
            <text:list-item>
              <text:p text:style-name="P13">vim</text:p>
            </text:list-item>
            <text:list-item>
              <text:p text:style-name="P13">mc</text:p>
            </text:list-item>
            <text:list-item>
              <text:p text:style-name="P13">ros-melodic-turtlesim </text:p>
            </text:list-item>
            <text:list-item>
              <text:p text:style-name="P13">ros-melodic-rosbridge-server</text:p>
            </text:list-item>
            <text:list-item>
              <text:p text:style-name="P13">ros-melodic-tf2-web-republisher</text:p>
            </text:list-item>
          </text:list>
        </text:list-item>
        <text:list-item>
          <text:p text:style-name="P13">RUN commands</text:p>
          <text:list>
            <text:list-item>
              <text:p text:style-name="P13">create and build catkin workspace </text:p>
            </text:list-item>
            <text:list-item>
              <text:p text:style-name="P13">create <text:span text:style-name="T20">and build</text:span> a package ‘turtle_line_cleaner’ with dependencies:</text:p>
              <text:list>
                <text:list-item>
                  <text:p text:style-name="P15">geometry_msgs</text:p>
                </text:list-item>
                <text:list-item>
                  <text:p text:style-name="P15">std_msgs</text:p>
                </text:list-item>
                <text:list-item>
                  <text:p text:style-name="P15">std_srvs</text:p>
                </text:list-item>
                <text:list-item>
                  <text:p text:style-name="P15">rospy</text:p>
                </text:list-item>
              </text:list>
            </text:list-item>
            <text:list-item>
              <text:p text:style-name="P13"><text:span text:style-name="T10">append lines to CmakeList.txt in ‘turle_line_cleaner’ - to python scrips </text:span><text:span text:style-name="T11">install and run properly </text:span></text:p>
            </text:list-item>
            <text:list-item>
              <text:p text:style-name="P14"><text:span text:style-name="T11">m</text:span><text:span text:style-name="T10">ake directory in ‘turtle_line_cleaner’ package ‘scripts’</text:span></text:p>
            </text:list-item>
          </text:list>
        </text:list-item>
        <text:list-item>
          <text:p text:style-name="P14"><text:span text:style-name="T11">C</text:span><text:span text:style-name="T10">OPYcommands</text:span></text:p>
          <text:list>
            <text:list-item>
              <text:p text:style-name="P14"><text:span text:style-name="T6">clearService.py </text:span><text:span text:style-name="T10">to ‘scripts’ directory in ‘turtle_line_cleaner’ package</text:span></text:p>
            </text:list-item>
            <text:list-item>
              <text:p text:style-name="P27">container_entrypoint.sh <text:span text:style-name="T10">to / </text:span></text:p>
              <text:list>
                <text:list-item>
                  <text:p text:style-name="P16">after copy command both files are set as executable</text:p>
                </text:list-item>
              </text:list>
            </text:list-item>
          </text:list>
        </text:list-item>
        <text:list-item>
          <text:p text:style-name="P16">Entrypoint</text:p>
          <text:list>
            <text:list-item>
              <text:p text:style-name="P27">container_entrypoint.sh <text:span text:style-name="T10">is used as entrypoint </text:span><text:span text:style-name="T10"><text:bookmark-ref text:reference-format="text" text:ref-name="__RefHeading___Toc110_1483956801">Entrypoint</text:bookmark-ref></text:span></text:p>
            </text:list-item>
          </text:list>
        </text:list-item>
      </text:list>
      <text:h text:style-name="P39" text:outline-level="1"/>
      <text:h text:style-name="P42" text:outline-level="1"><text:bookmark-start text:name="__RefHeading___Toc108_1483956801"/>Launcher<text:bookmark-end text:name="__RefHeading___Toc108_1483956801"/></text:h>
      <text:p text:style-name="P34">All processes can be run via file <text:span text:style-name="T6">launcher.sh. </text:span><text:span text:style-name="T10">This file consist</text:span><text:span text:style-name="T12">s</text:span><text:span text:style-name="T10"> of:</text:span></text:p>
      <text:list xml:id="list1686263314" text:style-name="L5">
        <text:list-item>
          <text:p text:style-name="P38"><text:span text:style-name="T14">add a logged user to docker group to use docker </text:span><text:span text:style-name="T10">commands without sudo</text:span></text:p>
        </text:list-item>
      </text:list>
      <text:list xml:id="list2546225358" text:style-name="L2">
        <text:list-item>
          <text:p text:style-name="P20">bild image with name ‘turle-app’</text:p>
        </text:list-item>
        <text:list-item>
          <text:p text:style-name="P33"><text:span text:style-name="T10">contaniner use gui application (turtlesim), so display of host computer has to be shared to container: </text:span><text:span text:style-name="T6">xhost local:root</text:span><text:span text:style-name="T10"> gives permission to X sever host necessary to use host display</text:span></text:p>
        </text:list-item>
        <text:list-item>
          <text:p text:style-name="P28">docker run <text:span text:style-name="T10">command is consist of:</text:span></text:p>
          <text:list>
            <text:list-item>
              <text:p text:style-name="P28"><text:span text:style-name="T10">is run on background – flag </text:span>-id</text:p>
            </text:list-item>
            <text:list-item>
              <text:p text:style-name="P20">with name ‘turtle-app_container’</text:p>
            </text:list-item>
            <text:list-item>
              <text:p text:style-name="P20">enviroment variables: </text:p>
              <text:list>
                <text:list-item>
                  <text:p text:style-name="P20">“DISPLAY”</text:p>
                </text:list-item>
                <text:list-item>
                  <text:p text:style-name="P20">“QT_X11_NO_MITSHM=1”</text:p>
                </text:list-item>
              </text:list>
            </text:list-item>
            <text:list-item>
              <text:p text:style-name="P20">volume</text:p>
              <text:list>
                <text:list-item>
                  <text:p text:style-name="P20">“/tmp/.X11-unix:/tmp/.X11-unix:rw”</text:p>
                </text:list-item>
              </text:list>
            </text:list-item>
            <text:list-item>
              <text:p text:style-name="P20">image ‘turtle-app’</text:p>
            </text:list-item>
          </text:list>
        </text:list-item>
        <text:list-item>
          <text:p text:style-name="P21">print to console </text:p>
        </text:list-item>
        <text:list-item>
          <text:p text:style-name="P29"><text:span text:style-name="T10">sleep for 20 sec – ensure to all process in container run properly. Then a python application </text:span><text:span text:style-name="T10"><text:bookmark-ref text:reference-format="text" text:ref-name="__RefHeading___Toc114_1483956801">Python application</text:bookmark-ref></text:span><text:span text:style-name="T10"><text:s/>is called</text:span></text:p>
        </text:list-item>
        <text:list-item>
          <text:p text:style-name="P29"><text:span text:style-name="T10">call </text:span>simpleApp.py -<text:span text:style-name="T10"> </text:span><text:span text:style-name="T10"><text:bookmark-ref text:reference-format="text" text:ref-name="__RefHeading___Toc114_1483956801">Python application</text:bookmark-ref></text:span></text:p>
        </text:list-item>
        <text:list-item>
          <text:p text:style-name="P30"><text:span text:style-name="T10">after exit </text:span>simpleApp.py <text:span text:style-name="T10">the process of container will be killed and removed from container list</text:span></text:p>
        </text:list-item>
        <text:list-item>
          <text:p text:style-name="P22">clear console</text:p>
        </text:list-item>
      </text:list>
      <text:h text:style-name="P40" text:outline-level="1"><text:bookmark-start text:name="__RefHeading___Toc110_1483956801"/>Entrypoint<text:bookmark-end text:name="__RefHeading___Toc110_1483956801"/></text:h>
      <text:p text:style-name="P7">Entrypoint is bash file <text:span text:style-name="T6">container_entrypoint.sh. </text:span><text:span text:style-name="T10">This file consists of:</text:span></text:p>
      <text:list xml:id="list1723752190" text:style-name="L3">
        <text:list-item>
          <text:p text:style-name="P35"><text:span text:style-name="T10">source </text:span><text:span text:style-name="T6">/ros_entrypoint.sh </text:span><text:span text:style-name="T10">which consist of source </text:span><text:span text:style-name="T6">/opt/ros/melodic/setup.bash – </text:span><text:span text:style-name="T10">to allow use ros commands</text:span></text:p>
        </text:list-item>
        <text:list-item>
          <text:p text:style-name="P23">source <text:span text:style-name="T6">/home/catkin_ws/devel/setup.bash</text:span> – source new package (‘turtle_line_cleaner’)</text:p>
        </text:list-item>
        <text:list-item>
          <text:p text:style-name="P23">run <text:span text:style-name="T6">roscore </text:span>on background</text:p>
        </text:list-item>
        <text:list-item>
          <text:p text:style-name="P23">run <text:span text:style-name="T6">turlesim turtlesim_node </text:span>on background</text:p>
        </text:list-item>
        <text:list-item>
          <text:p text:style-name="P23">run <text:span text:style-name="T6">rosbridge_server </text:span>on background</text:p>
        </text:list-item>
        <text:list-item>
          <text:p text:style-name="P23">run <text:span text:style-name="T6">tf2_web_republisher </text:span>on background</text:p>
        </text:list-item>
        <text:list-item>
          <text:p text:style-name="P23">run <text:span text:style-name="T6">turtle_line_cleaner clearServise.py </text:span></text:p>
        </text:list-item>
        <text:list-item>
          <text:p text:style-name="P23"><text:soft-page-break/>run <text:span text:style-name="T6">bin/bash</text:span></text:p>
        </text:list-item>
        <text:list-item>
          <text:p text:style-name="P23">after each command is sleep from 3 to 5 second. It is because each command need some time to start properly.</text:p>
        </text:list-item>
      </text:list>
      <text:p text:style-name="P6"/>
      <text:h text:style-name="P40" text:outline-level="1"><text:bookmark-start text:name="__RefHeading___Toc112_1483956801"/>Service turtle_line_cle<text:span text:style-name="T21">a</text:span>ner<text:bookmark-end text:name="__RefHeading___Toc112_1483956801"/></text:h>
      <text:p text:style-name="P8">File <text:span text:style-name="T6">clearService.py </text:span><text:span text:style-name="T10">is copied in Dockerfile to container. It connect to </text:span><text:span text:style-name="T6">clear</text:span><text:span text:style-name="T10"> service with type </text:span><text:span text:style-name="T6">std_srvs.srv.Empty</text:span><text:span text:style-name="T10">. In script is while loop which runs till condition </text:span><text:span text:style-name="T6">rospy.is_shutdown() </text:span><text:span text:style-name="T13">is </text:span><text:span text:style-name="T7">False</text:span><text:span text:style-name="T13">. In while loop is called service </text:span><text:span text:style-name="T7">clear</text:span><text:span text:style-name="T13"> 10 times pre second (</text:span><text:span text:style-name="T7">rate=rospy.Rate(10)). </text:span><text:span text:style-name="T13">Commands are executed in try and except. When command has an error then an error message is printed to console.</text:span></text:p>
      <text:h text:style-name="P40" text:outline-level="1"><text:bookmark-start text:name="__RefHeading___Toc114_1483956801"/>Python application<text:bookmark-end text:name="__RefHeading___Toc114_1483956801"/></text:h>
      <text:p text:style-name="P9">Name od file is <text:span text:style-name="T6">simpleApp.py</text:span><text:span text:style-name="T10"> and it is copied in dockerfile to container. Applicatin uses library </text:span><text:span text:style-name="T15">roslibpy</text:span><text:span text:style-name="T16"> to communicate with ros in container </text:span><text:span text:style-name="T17">and provides user to control turtle via arrows keys</text:span><text:span text:style-name="T16">. Application is consists of:</text:span></text:p>
      <text:list xml:id="list2945340196" text:style-name="L4">
        <text:list-item>
          <text:p text:style-name="P17">class KeyListener – whole functionality is in this class</text:p>
          <text:list>
            <text:list-item>
              <text:p text:style-name="P17">constructor:</text:p>
              <text:list>
                <text:list-item>
                  <text:p text:style-name="P17">get ip address of container with name ‘turtle_app_container’</text:p>
                </text:list-item>
                <text:list-item>
                  <text:p text:style-name="P17">connection to container </text:p>
                </text:list-item>
                <text:list-item>
                  <text:p text:style-name="P36"><text:span text:style-name="T16">create a publisher to topic: /</text:span><text:span text:style-name="T8">turtle1/cmd_vel </text:span><text:span text:style-name="T16">with message type </text:span><text:span text:style-name="T8">geometry_msgs/Twist</text:span></text:p>
                </text:list-item>
                <text:list-item>
                  <text:p text:style-name="P37"><text:span text:style-name="T8">q</text:span><text:span text:style-name="T16">uick instruction how to use application</text:span></text:p>
                </text:list-item>
                <text:list-item>
                  <text:p text:style-name="P24"><text:span text:style-name="T1">create listener </text:span><text:span text:style-name="T2">on events: </text:span><text:span text:style-name="T9">on_press, on_release</text:span><text:span text:style-name="T2"> (keys)</text:span></text:p>
                </text:list-item>
              </text:list>
            </text:list-item>
            <text:list-item>
              <text:p text:style-name="P31"><text:span text:style-name="T2">m</text:span><text:span text:style-name="T1">oveXpositive(self)</text:span></text:p>
              <text:list>
                <text:list-item>
                  <text:p text:style-name="P18">print information of moving direction</text:p>
                </text:list-item>
                <text:list-item>
                  <text:p text:style-name="P31"><text:span text:style-name="T16">publish on topic </text:span><text:span text:style-name="T18">/</text:span><text:span text:style-name="T3">turtle1/cmd_vel </text:span><text:span text:style-name="T16">and move turtle in X axis </text:span></text:p>
                </text:list-item>
                <text:list-item>
                  <text:p text:style-name="P31"><text:span text:style-name="T1">sefl - <text:s/></text:span><text:span text:style-name="T16">all objects in class can be used in the function</text:span></text:p>
                </text:list-item>
              </text:list>
            </text:list-item>
            <text:list-item>
              <text:p text:style-name="P31"><text:span text:style-name="T2">m</text:span><text:span text:style-name="T1">oveXnegative(self), rotateZclockwise(self), rotateZxounterclockwise(self)</text:span></text:p>
              <text:list>
                <text:list-item>
                  <text:p text:style-name="P25"><text:span text:style-name="T1">similar to </text:span><text:span text:style-name="T9">m</text:span><text:span text:style-name="T8">oveXpositive(self) – </text:span><text:span text:style-name="T1">in function </text:span><text:span text:style-name="T8">rotation...(self) </text:span><text:span text:style-name="T1">turtle rotating in Z axis</text:span></text:p>
                </text:list-item>
              </text:list>
            </text:list-item>
            <text:list-item>
              <text:p text:style-name="P31"><text:span text:style-name="T1">on_press(sefl, </text:span><text:span text:style-name="T4">key</text:span><text:span text:style-name="T1">) – </text:span><text:span text:style-name="T19">call when some key is pressed</text:span></text:p>
              <text:list>
                <text:list-item>
                  <text:p text:style-name="P19">clear console</text:p>
                </text:list-item>
                <text:list-item>
                  <text:p text:style-name="P26"><text:span text:style-name="T1">set variable </text:span><text:span text:style-name="T8">pressedFlag </text:span><text:span text:style-name="T1">to value 1 – only for testing</text:span></text:p>
                </text:list-item>
                <text:list-item>
                  <text:p text:style-name="P19">call function corresponding to pressed arrow key in a thread when client is ready</text:p>
                </text:list-item>
                <text:list-item>
                  <text:p text:style-name="P32"><text:span text:style-name="T1">self –</text:span><text:span text:style-name="T16"> all object in class, </text:span><text:span text:style-name="T1">key –</text:span><text:span text:style-name="T16"> objeckt from library ‘pynput’ where pressed or released key is stored</text:span></text:p>
                </text:list-item>
              </text:list>
            </text:list-item>
            <text:list-item>
              <text:p text:style-name="P32"><text:span text:style-name="T1">on_release(self, key) </text:span><text:span text:style-name="T5">– </text:span><text:span text:style-name="T16">call when some key is released</text:span></text:p>
              <text:list>
                <text:list-item>
                  <text:p text:style-name="P32"><text:soft-page-break/><text:span text:style-name="T1">when ESC </text:span><text:span text:style-name="T16">key is released the application will close</text:span></text:p>
                </text:list-item>
                <text:list-item>
                  <text:p text:style-name="P32"><text:span text:style-name="T1">self –</text:span><text:span text:style-name="T16"> all object in class, </text:span><text:span text:style-name="T1">key –</text:span><text:span text:style-name="T16"> objeckt from library ‘pynput’ where pressed or released key is stored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2:20:03.001007784</meta:creation-date>
    <meta:generator>LibreOffice/6.0.7.3$Linux_X86_64 LibreOffice_project/00m0$Build-3</meta:generator>
    <dc:date>2021-02-16T11:46:25.426653829</dc:date>
    <meta:editing-duration>PT1H6M58S</meta:editing-duration>
    <meta:editing-cycles>21</meta:editing-cycles>
    <meta:document-statistic meta:table-count="0" meta:image-count="0" meta:object-count="0" meta:page-count="6" meta:paragraph-count="86" meta:word-count="632" meta:character-count="4115" meta:non-whitespace-character-count="3614"/>
  </office:meta>
</office:document-meta>
</file>